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19.116cm" fo:padding-top="0.04cm" fo:padding-bottom="0.14cm" fo:padding-left="0.34cm" fo:padding-right="0.34cm"/>
    </style:style>
    <style:style style:name="gr2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8.616cm" fo:min-width="17.116cm" fo:padding-top="0.04cm" fo:padding-bottom="0.14cm" fo:padding-left="0.34cm" fo:padding-right="0.34cm"/>
    </style:style>
    <style:style style:name="gr3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5.06cm" fo:min-width="18.4cm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5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9.586cm" fo:min-width="17.116cm" fo:padding-top="0.04cm" fo:padding-bottom="0.14cm" fo:padding-left="0.34cm" fo:padding-right="0.34cm"/>
    </style:style>
    <style:style style:name="gr6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7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9.116cm" fo:padding-top="0.04cm" fo:padding-bottom="0.14cm" fo:padding-left="0.34cm" fo:padding-right="0.34cm"/>
    </style:style>
    <style:style style:name="gr8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ffff" draw:marker-start-width="0.51cm" draw:marker-end-width="0.51cm" draw:fill="solid" draw:fill-color="#ffffff" draw:textarea-horizontal-align="justify" draw:textarea-vertical-align="middle" draw:auto-grow-height="false" fo:min-height="1.15cm" fo:min-width="1.1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000000" style:font-name="Liberation Mono2" fo:font-size="18pt" fo:font-weight="bold" style:font-size-asian="18pt" style:font-size-complex="18pt"/>
    </style:style>
    <style:style style:name="T3" style:family="text">
      <style:text-properties fo:color="#801919" style:font-name="Liberation Mono2" fo:font-size="18pt" fo:font-weight="bold" style:font-size-asian="18pt" style:font-size-complex="18pt"/>
    </style:style>
    <style:style style:name="T4" style:family="text">
      <style:text-properties fo:color="#801919" style:font-name="Liberation Mono2" fo:font-size="9pt" fo:font-weight="bold" style:font-size-asian="18pt" style:font-size-complex="18pt"/>
    </style:style>
    <style:style style:name="T5" style:family="text">
      <style:text-properties fo:color="#000000" style:font-name="Liberation Mono2" fo:font-size="9pt" fo:font-weight="bold" style:font-size-asian="18pt" style:font-size-complex="18pt"/>
    </style:style>
    <style:style style:name="T6" style:family="text">
      <style:text-properties fo:color="#000000" style:font-name="Liberation Mono2" fo:font-size="22pt" fo:font-weight="bold" style:font-size-asian="18pt" style:font-size-complex="18pt"/>
    </style:style>
    <style:style style:name="T7" style:family="text">
      <style:text-properties fo:color="#000000" style:font-name="Liberation Mono2" fo:font-size="6pt" fo:font-weight="bold" style:font-size-asian="18pt" style:font-size-complex="18pt"/>
    </style:style>
    <style:style style:name="T8" style:family="text">
      <style:text-properties style:font-name="Liberation Mono2" fo:font-size="18pt" fo:font-weight="bold" style:font-size-asian="18pt" style:font-size-complex="18pt"/>
    </style:style>
    <style:style style:name="T9" style:family="text">
      <style:text-properties style:font-name="Liberation Mono2" fo:font-size="12pt" fo:font-weight="bold" style:font-size-asian="18pt" style:font-size-complex="18pt"/>
    </style:style>
    <style:style style:name="T10" style:family="text">
      <style:text-properties style:font-name="Liberation Mono2" fo:font-size="18pt" style:font-size-asian="18pt" style:font-size-complex="18pt"/>
    </style:style>
    <style:style style:name="T11" style:family="text">
      <style:text-properties fo:color="#191980" style:font-name="Liberation Mono2" fo:font-size="18pt" fo:font-weight="bold" style:font-size-asian="18pt" style:font-size-complex="18pt"/>
    </style:style>
    <style:style style:name="T12" style:family="text">
      <style:text-properties fo:color="#0f4d0f" style:font-name="Liberation Mono2" fo:font-size="18pt" fo:font-weight="bold" style:font-size-asian="18pt" style:font-size-complex="18pt"/>
    </style:style>
    <style:style style:name="T13" style:family="text">
      <style:text-properties style:font-name="Liberation Mono2" fo:font-size="6pt" style:font-size-asian="18pt" style:font-size-complex="18pt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Mono2" fo:font-size="1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91980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1919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2" fo:font-size="18pt" fo:font-weight="normal" style:font-size-asian="18pt" style:font-size-complex="18pt"/>
    </style:style>
    <style:style style:name="T19" style:family="text">
      <style:text-properties style:font-name="Liberation Mono2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20cm" svg:height="19.5cm" svg:x="31.09cm" svg:y="0.09cm">
          <text:p text:style-name="P1"><text:span text:style-name="T1">LLVM Intermediate</text:span></text:p>
          <text:p text:style-name="P2"><text:span text:style-name="T2"/></text:p>
          <text:p text:style-name="P2"><text:span text:style-name="T2">define </text:span><text:span text:style-name="T3">double</text:span><text:span text:style-name="T2"> @dot(</text:span><text:span text:style-name="T3">double*</text:span><text:span text:style-name="T4"> </text:span><text:span text:style-name="T2">%0,</text:span><text:span text:style-name="T5"> </text:span><text:span text:style-name="T3">double*</text:span><text:span text:style-name="T4"> </text:span><text:span text:style-name="T2">%1,</text:span><text:span text:style-name="T5"> </text:span><text:span text:style-name="T3">i64</text:span><text:span text:style-name="T4"> </text:span><text:span text:style-name="T2">%2) {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6"/></text:p>
          <text:p text:style-name="P2"><text:span text:style-name="T7"/></text:p>
          <text:p text:style-name="P2"><text:span text:style-name="T2">}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.672427055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8cm" svg:height="9cm" svg:x="10.62cm" svg:y="0.09cm">
          <text:p text:style-name="P1"><text:span text:style-name="T1">C</text:span></text:p>
          <text:p text:style-name="P3"><text:span text:style-name="T8"/></text:p>
          <text:p text:style-name="P3"><text:span text:style-name="T8">double dot(double* a, </text:span><text:span text:style-name="T8">double* b, uint64_t </text:span><text:span text:style-name="T8">n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839.906677035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9cm" svg:height="15.41cm" svg:x="31.59cm" svg:y="3.16cm">
          <text:p text:style-name="P2"><text:span text:style-name="T10">; &lt;label&gt;:3:</text:span></text:p>
          <text:p text:style-name="P2"><text:span text:style-name="T10"><text:s text:c="2"/></text:span><text:span text:style-name="T10">%4 = </text:span><text:span text:style-name="T11">icmp eq</text:span><text:span text:style-name="T10"> </text:span><text:span text:style-name="T3">i64</text:span><text:span text:style-name="T10"> %2, </text:span><text:span text:style-name="T12">0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4, label %5, </text:span><text:span text:style-name="T10">label %7</text:span></text:p>
          <text:p text:style-name="P2"><text:span text:style-name="T13"/></text:p>
          <text:p text:style-name="P2"><text:span text:style-name="T10">; &lt;label&gt;:5:</text:span></text:p>
          <text:p text:style-name="P2"><text:span text:style-name="T10"><text:s text:c="2"/></text:span><text:span text:style-name="T10">%6 = </text:span><text:span text:style-name="T11">phi</text:span><text:span text:style-name="T10"> </text:span><text:span text:style-name="T3">double</text:span><text:span text:style-name="T10"> </text:span><text:span text:style-name="T10">[ </text:span><text:span text:style-name="T12">0.0</text:span><text:span text:style-name="T10">, %3 ], [ %16, </text:span><text:span text:style-name="T10">%8 ]</text:span></text:p>
          <text:p text:style-name="P2"><text:span text:style-name="T14"><text:s text:c="2"/></text:span><text:span text:style-name="T15">ret</text:span><text:span text:style-name="T14"> </text:span><text:span text:style-name="T16">double</text:span><text:span text:style-name="T17"> %6</text:span></text:p>
          <text:p text:style-name="P2"><text:span text:style-name="T13"/></text:p>
          <text:p text:style-name="P2"><text:span text:style-name="T10">; &lt;label&gt;:7:</text:span></text:p>
          <text:p text:style-name="P2"><text:span text:style-name="T10"><text:s text:c="2"/></text:span><text:span text:style-name="T11">br</text:span><text:span text:style-name="T10"> label %8</text:span></text:p>
          <text:p text:style-name="P2"><text:span text:style-name="T13"/></text:p>
          <text:p text:style-name="P2"><text:span text:style-name="T10">; &lt;label&gt;:8:</text:span></text:p>
          <text:p text:style-name="P2"><text:span text:style-name="T10"><text:s text:c="2"/></text:span><text:span text:style-name="T10">%9 = </text:span><text:span text:style-name="T11">phi</text:span><text:span text:style-name="T10"> </text:span><text:span text:style-name="T3">i64</text:span><text:span text:style-name="T10"> [ %17, </text:span><text:span text:style-name="T10">%8 ], [ </text:span><text:span text:style-name="T12">0</text:span><text:span text:style-name="T10">, %7 ]</text:span></text:p>
          <text:p text:style-name="P2"><text:span text:style-name="T10"><text:s text:c="2"/></text:span><text:span text:style-name="T10">%10 = </text:span><text:span text:style-name="T11">phi</text:span><text:span text:style-name="T10"> </text:span><text:span text:style-name="T3">double</text:span><text:span text:style-name="T10"> </text:span><text:span text:style-name="T10">[ %16, %8 ], [ </text:span><text:span text:style-name="T12">0.0</text:span><text:span text:style-name="T10">, </text:span><text:span text:style-name="T10">%7 ]</text:span></text:p>
          <text:p text:style-name="P2"><text:span text:style-name="T10"><text:s text:c="2"/></text:span><text:span text:style-name="T10">%11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0, </text:span><text:span text:style-name="T3">i64</text:span><text:span text:style-name="T10"> </text:span><text:span text:style-name="T10">%9</text:span></text:p>
          <text:p text:style-name="P2"><text:span text:style-name="T10"><text:s text:c="2"/></text:span><text:span text:style-name="T10">%12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1</text:span></text:p>
          <text:p text:style-name="P2"><text:span text:style-name="T10"><text:s text:c="2"/></text:span><text:span text:style-name="T10">%13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1, </text:span><text:span text:style-name="T3">i64</text:span><text:span text:style-name="T10"> </text:span><text:span text:style-name="T10">%9</text:span></text:p>
          <text:p text:style-name="P2"><text:span text:style-name="T10"><text:s text:c="2"/></text:span><text:span text:style-name="T10">%14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3</text:span></text:p>
          <text:p text:style-name="P2"><text:span text:style-name="T10"><text:s text:c="2"/></text:span><text:span text:style-name="T10">%15 = </text:span><text:span text:style-name="T11">fmul</text:span><text:span text:style-name="T10"> </text:span><text:span text:style-name="T3">double</text:span><text:span text:style-name="T10"> </text:span><text:span text:style-name="T10">%12, %14</text:span></text:p>
          <text:p text:style-name="P2"><text:span text:style-name="T10"><text:s text:c="2"/></text:span><text:span text:style-name="T10">%16 = </text:span><text:span text:style-name="T11">fadd</text:span><text:span text:style-name="T10"> </text:span><text:span text:style-name="T3">double</text:span><text:span text:style-name="T10"> </text:span><text:span text:style-name="T10">%10, %15</text:span></text:p>
          <text:p text:style-name="P2"><text:span text:style-name="T10"><text:s text:c="2"/></text:span><text:span text:style-name="T10">%17 = </text:span><text:span text:style-name="T11">add</text:span><text:span text:style-name="T10"> </text:span><text:span text:style-name="T3">i64</text:span><text:span text:style-name="T10"> %9, </text:span><text:span text:style-name="T12">1</text:span></text:p>
          <text:p text:style-name="P2"><text:span text:style-name="T10"><text:s text:c="2"/></text:span><text:span text:style-name="T10">%18 = </text:span><text:span text:style-name="T11">icmp eq</text:span><text:span text:style-name="T10"> </text:span><text:span text:style-name="T3">i64</text:span><text:span text:style-name="T10"> </text:span><text:span text:style-name="T10">%17, %2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18, label %5, </text:span><text:span text:style-name="T10">label %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cm" svg:height="3.3cm" svg:x="11.09cm" svg:y="4.189cm">
          <text:p text:style-name="P2"><text:span text:style-name="T18"><text:s/></text:span><text:span text:style-name="T18">double d = 0.0;</text:span></text:p>
          <text:p text:style-name="P2"><text:span text:style-name="T18"><text:s/></text:span><text:span text:style-name="T18">for(int i = 0; i &lt; n; i++)</text:span></text:p>
          <text:p text:style-name="P2"><text:span text:style-name="T18"><text:s text:c="3"/></text:span><text:span text:style-name="T18">d += a[i]*b[i];</text:span></text:p>
          <text:p text:style-name="P2"><text:span text:style-name="T18"><text:s/></text:span><text:span text:style-name="T18">return d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8cm" svg:height="9.97cm" svg:x="10.62cm" svg:y="9.62cm">
          <text:p text:style-name="P1"><text:span text:style-name="T1">C++</text:span></text:p>
          <text:p text:style-name="P3"><text:span text:style-name="T8"/></text:p>
          <text:p text:style-name="P3"><text:span text:style-name="T8">double dot(vector&lt;double&gt; vec_a,</text:span></text:p>
          <text:p text:style-name="P3"><text:span text:style-name="T8"><text:s text:c="11"/></text:span><text:span text:style-name="T8">vector&lt;double&gt; vec_b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7cm" svg:height="3.3cm" svg:x="11.081cm" svg:y="14.39cm">
          <text:p text:style-name="P2"><text:span text:style-name="T18"><text:s/></text:span><text:span text:style-name="T18">double x = 0.0;</text:span></text:p>
          <text:p text:style-name="P2"><text:span text:style-name="T18"><text:s/></text:span><text:span text:style-name="T18">for(int i = 0; i &lt; vec_a.size(); i++)</text:span></text:p>
          <text:p text:style-name="P2"><text:span text:style-name="T18"><text:s text:c="3"/></text:span><text:span text:style-name="T18">x += vec_a[i]*vec_b[i];</text:span></text:p>
          <text:p text:style-name="P2"><text:span text:style-name="T18"><text:s/></text:span><text:span text:style-name="T18">return x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0cm" svg:height="19.5cm" svg:x="0.09cm" svg:y="0.09cm">
          <text:p text:style-name="P1"><text:span text:style-name="T1">FORTRAN</text:span></text:p>
          <text:p text:style-name="P3"><text:span text:style-name="T8"/></text:p>
          <text:p text:style-name="P3"><text:span text:style-name="T18"/></text:p>
          <text:p text:style-name="P3"><text:span text:style-name="T18"/></text:p>
          <text:p text:style-name="P3"><text:span text:style-name="T18"/></text:p>
          <text:p text:style-name="P3"><text:span text:style-name="T8">SUBROUTINE DOT(A,N,RES)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9"/></text:p>
          <text:p text:style-name="P3"><text:span text:style-name="T8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9cm" svg:height="7.4cm" svg:x="0.59cm" svg:y="5.64cm">
          <text:p text:style-name="P2"><text:span text:style-name="T18"><text:s/></text:span><text:span text:style-name="T18">INTEGER N</text:span></text:p>
          <text:p text:style-name="P2"><text:span text:style-name="T18"><text:s/></text:span><text:span text:style-name="T18">REAL X,A(:)</text:span></text:p>
          <text:p text:style-name="P2"><text:span text:style-name="T18"><text:s/></text:span><text:span text:style-name="T18">X=0.0</text:span></text:p>
          <text:p text:style-name="P2"><text:span text:style-name="T18"><text:s/></text:span><text:span text:style-name="T18">DO I = 1, N, 1</text:span></text:p>
          <text:p text:style-name="P2"><text:span text:style-name="T18"><text:s text:c="3"/></text:span><text:span text:style-name="T18">X = X + A(i)*B(i)</text:span></text:p>
          <text:p text:style-name="P2"><text:span text:style-name="T18"><text:s/></text:span><text:span text:style-name="T18">END DO</text:span></text:p>
          <text:p text:style-name="P2"><text:span text:style-name="T18"><text:s/></text:span><text:span text:style-name="T18">RES=X</text:span></text:p>
          <text:p text:style-name="P2"><text:span text:style-name="T18"><text:s/></text:span><text:span text:style-name="T18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3cm" svg:x="28.86cm" svg:y="3.11cm">
          <text:p/>
          <draw:enhanced-geometry svg:viewBox="0 0 21600 21600" draw:text-areas="0 ?f0 ?f5 ?f2" draw:type="right-arrow" draw:modifiers="10794.6026986507 5398.200599800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18cm" fo:page-height="19.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14:52.927560422</meta:creation-date>
    <dc:date>2019-09-20T15:59:51.935986295</dc:date>
    <meta:editing-duration>PT1H19M9S</meta:editing-duration>
    <meta:editing-cycles>12</meta:editing-cycles>
    <meta:generator>LibreOffice/6.2.6.2$Linux_X86_64 LibreOffice_project/20$Build-2</meta:generator>
    <meta:document-statistic meta:object-count="9"/>
  </office:meta>
</office:document-meta>
</file>